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812" officeooo:paragraph-rsid="00052812"/>
    </style:style>
    <style:style style:name="P2" style:family="paragraph" style:parent-style-name="Standard">
      <style:paragraph-properties fo:text-align="justify" style:justify-single-word="false"/>
      <style:text-properties officeooo:rsid="00052812" officeooo:paragraph-rsid="00052812"/>
    </style:style>
    <style:style style:name="P3" style:family="paragraph" style:parent-style-name="Standard">
      <style:paragraph-properties fo:text-align="justify" style:justify-single-word="false"/>
      <style:text-properties officeooo:rsid="0005a364" officeooo:paragraph-rsid="0005a364"/>
    </style:style>
    <style:style style:name="P4" style:family="paragraph" style:parent-style-name="Standard">
      <style:paragraph-properties fo:text-align="justify" style:justify-single-word="false"/>
      <style:text-properties officeooo:rsid="0007429a" officeooo:paragraph-rsid="0007429a"/>
    </style:style>
    <style:style style:name="P5" style:family="paragraph" style:parent-style-name="Standard">
      <style:paragraph-properties fo:text-align="justify" style:justify-single-word="false"/>
      <style:text-properties officeooo:rsid="00089d00" officeooo:paragraph-rsid="00089d00"/>
    </style:style>
    <style:style style:name="P6" style:family="paragraph" style:parent-style-name="Standard">
      <style:paragraph-properties fo:text-align="justify" style:justify-single-word="false"/>
      <style:text-properties officeooo:rsid="00099d4b" officeooo:paragraph-rsid="00099d4b"/>
    </style:style>
    <style:style style:name="P7" style:family="paragraph" style:parent-style-name="Standard">
      <style:paragraph-properties fo:text-align="justify" style:justify-single-word="false"/>
      <style:text-properties officeooo:rsid="000b25e1" officeooo:paragraph-rsid="000b25e1"/>
    </style:style>
    <style:style style:name="P8" style:family="paragraph" style:parent-style-name="Standard">
      <style:paragraph-properties fo:text-align="justify" style:justify-single-word="false"/>
      <style:text-properties officeooo:rsid="000c5771" officeooo:paragraph-rsid="000c5771"/>
    </style:style>
    <style:style style:name="P9" style:family="paragraph" style:parent-style-name="Standard">
      <style:paragraph-properties fo:text-align="justify" style:justify-single-word="false"/>
      <style:text-properties officeooo:rsid="000dff06" officeooo:paragraph-rsid="000dff06"/>
    </style:style>
    <style:style style:name="P10" style:family="paragraph" style:parent-style-name="Standard">
      <style:paragraph-properties fo:text-align="justify" style:justify-single-word="false"/>
      <style:text-properties fo:color="#000000" officeooo:rsid="0018e2c2" officeooo:paragraph-rsid="0018e2c2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4fac" officeooo:paragraph-rsid="001b711e"/>
    </style:style>
    <style:style style:name="P12" style:family="paragraph" style:parent-style-name="Standard">
      <style:paragraph-properties fo:text-align="justify" style:justify-single-word="false"/>
      <style:text-properties fo:color="#000000" officeooo:rsid="001b711e" officeooo:paragraph-rsid="001b711e"/>
    </style:style>
    <style:style style:name="P13" style:family="paragraph" style:parent-style-name="Standard">
      <style:paragraph-properties fo:text-align="justify" style:justify-single-word="false"/>
      <style:text-properties fo:color="#000000" officeooo:rsid="001ca558" officeooo:paragraph-rsid="001ca558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2812" officeooo:paragraph-rsid="00052812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429a" officeooo:paragraph-rsid="0007429a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25e1" officeooo:paragraph-rsid="000b25e1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dff06" officeooo:paragraph-rsid="000dff06"/>
    </style:style>
    <style:style style:name="P18" style:family="paragraph" style:parent-style-name="Standard">
      <style:paragraph-properties fo:text-align="justify" style:justify-single-word="false"/>
      <style:text-properties style:use-window-font-color="true" officeooo:paragraph-rsid="000eafc6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cedca" officeooo:paragraph-rsid="001cedc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1fa3ab" officeooo:paragraph-rsid="001fa3ab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officeooo:rsid="002536de" officeooo:paragraph-rsid="002536de"/>
    </style:style>
    <style:style style:name="P22" style:family="paragraph" style:parent-style-name="Standard">
      <style:paragraph-properties fo:text-align="justify" style:justify-single-word="false"/>
      <style:text-properties style:use-window-font-color="true" officeooo:rsid="001db35a" officeooo:paragraph-rsid="001db35a"/>
    </style:style>
    <style:style style:name="P23" style:family="paragraph" style:parent-style-name="Standard">
      <style:paragraph-properties fo:text-align="justify" style:justify-single-word="false"/>
      <style:text-properties style:use-window-font-color="true" officeooo:rsid="001f8a2b" officeooo:paragraph-rsid="001f8a2b"/>
    </style:style>
    <style:style style:name="P24" style:family="paragraph" style:parent-style-name="Standard">
      <style:paragraph-properties fo:text-align="justify" style:justify-single-word="false"/>
      <style:text-properties style:use-window-font-color="true" officeooo:rsid="001fa3ab" officeooo:paragraph-rsid="001fa3ab"/>
    </style:style>
    <style:style style:name="P25" style:family="paragraph" style:parent-style-name="Standard">
      <style:paragraph-properties fo:text-align="justify" style:justify-single-word="false"/>
      <style:text-properties style:use-window-font-color="true" officeooo:rsid="000e2202" officeooo:paragraph-rsid="000e2202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underline-style="none" officeooo:rsid="0022420e" officeooo:paragraph-rsid="0022420e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underline-style="none" officeooo:rsid="0023e1a7" officeooo:paragraph-rsid="0023e1a7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underline-style="none" officeooo:rsid="0027a711" officeooo:paragraph-rsid="0027a711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a338e" officeooo:paragraph-rsid="002a338e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2b26ba" officeooo:paragraph-rsid="002b26b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officeooo:rsid="001fa3ab" officeooo:paragraph-rsid="001fa3ab"/>
    </style:style>
    <style:style style:name="T1" style:family="text">
      <style:text-properties officeooo:rsid="001b711e"/>
    </style:style>
    <style:style style:name="T2" style:family="text">
      <style:text-properties officeooo:rsid="001fa3ab"/>
    </style:style>
    <style:style style:name="T3" style:family="text">
      <style:text-properties officeooo:rsid="00210cda"/>
    </style:style>
    <style:style style:name="T4" style:family="text">
      <style:text-properties officeooo:rsid="002b4b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projet</text:p>
      <text:p text:style-name="P1"/>
      <text:p text:style-name="P14">Lundi 01 février :</text:p>
      <text:p text:style-name="P2">Modification des prototypes de l’IHM</text:p>
      <text:p text:style-name="P2">Modification du dossier d’analyse</text:p>
      <text:p text:style-name="P2"/>
      <text:p text:style-name="P14">Mardi 02 février :</text:p>
      <text:p text:style-name="P2">Finalisation des prototypes IHM</text:p>
      <text:p text:style-name="P3">Modification diagramme de Gantt prévisionnel</text:p>
      <text:p text:style-name="P2">Recherches BDD SQLite</text:p>
      <text:p text:style-name="P2"/>
      <text:p text:style-name="P15">Mercredi 03 février :</text:p>
      <text:p text:style-name="P5">Ajout de maquettes</text:p>
      <text:p text:style-name="P4">Modification des maquettes dans le dossier d’analyse</text:p>
      <text:p text:style-name="P6">Début de BDD générale</text:p>
      <text:p text:style-name="P4"/>
      <text:p text:style-name="P16">Jeudi 04 février :</text:p>
      <text:p text:style-name="P7">Installation «Android studio» et «Xampp» sur pc portable</text:p>
      <text:p text:style-name="P8">Modification du dossier après correction du prof</text:p>
      <text:p text:style-name="P7"/>
      <text:p text:style-name="P17">Vendredi 05 février :</text:p>
      <text:p text:style-name="P9">Installation «GitHub Desktop» sur pc portable</text:p>
      <text:p text:style-name="P10">Réalisation BDD ordi et embarquée</text:p>
      <text:p text:style-name="P11">M<text:span text:style-name="T1">odification diagramme de cas d’utilisation</text:span></text:p>
      <text:p text:style-name="P12">Modification diagramme de séquence «Réaliser une ronde»</text:p>
      <text:p text:style-name="P13">Modification dossier d’analyse</text:p>
      <text:p text:style-name="P18"/>
      <text:p text:style-name="P19">Lundi 08 février :</text:p>
      <text:p text:style-name="P22">Finalisation diagramme de séquence «Réaliser une ronde»</text:p>
      <text:p text:style-name="P23">Diagramme d’état sur le déroulement de la ronde</text:p>
      <text:p text:style-name="P23"/>
      <text:p text:style-name="P20">Mardi 09 février :</text:p>
      <text:p text:style-name="P26">Mise à jour du diagramme de Gantt commun</text:p>
      <text:p text:style-name="P27">Recherches qml et C++</text:p>
      <text:p text:style-name="P27"/>
      <text:p text:style-name="P21">Mercredi 10 février :</text:p>
      <text:p text:style-name="P28">Finalisation du dossier</text:p>
      <text:p text:style-name="P28"/>
      <text:p text:style-name="P31">Vendredi 12 février :</text:p>
      <text:p text:style-name="P29">Finalisation du dossier partie analyse</text:p>
      <text:p text:style-name="P30">Test IHM (Scroll, <text:span text:style-name="T4">Swipe, Stack, Empty</text:span>) <text:span text:style-name="T4">⇒ choix application Empty</text:span></text:p>
      <text:p text:style-name="P25"><text:tab/><text:span text:style-name="T2">A faire :</text:span></text:p>
      <text:p text:style-name="P24">Faire des essais d’IHM pour l’appli mobile</text:p>
      <text:p text:style-name="P32">Chercher comment avoir accès à la BDD sqlite <text:span text:style-name="T3">en C++ et faire la liaison avec QML (</text:span><text:a xlink:type="simple" xlink:href="https://doc.qt.io/qt-5/qtqml-cppintegration-topic.html" text:style-name="Internet_20_link" text:visited-style-name="Visited_20_Internet_20_Link"><text:span text:style-name="T3">https://doc.qt.io/qt-5/qtqml-cppintegration-topic.html</text:span></text:a><text:span text:style-name="T3">)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2-12T11:30:21.583980113</dc:date>
    <meta:editing-duration>PT9H4M6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1" meta:paragraph-count="35" meta:word-count="187" meta:character-count="1234" meta:non-whitespace-character-count="1081"/>
  </office:meta>
</office:document-meta>
</file>